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c49f7" officeooo:paragraph-rsid="001c49f7" style:font-weight-asian="bold" style:font-weight-complex="bold"/>
    </style:style>
    <style:style style:name="P3" style:family="paragraph" style:parent-style-name="Standard">
      <style:text-properties fo:font-weight="normal" officeooo:rsid="001c49f7" officeooo:paragraph-rsid="001c49f7" style:font-weight-asian="normal" style:font-weight-complex="normal"/>
    </style:style>
    <style:style style:name="P4" style:family="paragraph" style:parent-style-name="Text_20_body">
      <style:text-properties fo:color="#232629" style:font-name="apple-system" fo:font-size="11.5pt" fo:language="en" fo:country="IN" fo:font-weight="bold" officeooo:rsid="001c49f7" officeooo:paragraph-rsid="001c49f7" style:font-size-asian="12pt" style:font-size-complex="12pt"/>
    </style:style>
    <style:style style:name="P5" style:family="paragraph" style:parent-style-name="Text_20_body">
      <style:text-properties fo:color="#232629" style:font-name="Liberation Serif" fo:font-size="12pt" fo:language="en" fo:country="IN" fo:font-weight="bold" officeooo:rsid="001c49f7" officeooo:paragraph-rsid="001c49f7" style:font-size-asian="12pt" style:font-weight-asian="bold" style:font-size-complex="12pt" style:font-weight-complex="bold"/>
    </style:style>
    <style:style style:name="P6" style:family="paragraph" style:parent-style-name="Text_20_body">
      <style:text-properties fo:color="#232629" style:font-name="Liberation Serif" fo:font-size="12pt" fo:language="en" fo:country="IN" fo:font-weight="bold" officeooo:paragraph-rsid="001c49f7" style:font-size-asian="12pt" style:font-size-complex="12pt"/>
    </style:style>
    <style:style style:name="P7" style:family="paragraph" style:parent-style-name="Text_20_body">
      <style:text-properties fo:color="#232629" style:font-name="Liberation Serif" fo:font-size="12pt" fo:language="en" fo:country="IN" fo:font-weight="bold" officeooo:rsid="001c49f7" officeooo:paragraph-rsid="001c49f7" style:font-size-asian="12pt" style:font-size-complex="12pt"/>
    </style:style>
    <style:style style:name="P8" style:family="paragraph" style:parent-style-name="Text_20_body">
      <style:text-properties fo:color="#232629" style:font-name="Liberation Serif" fo:font-size="12pt" fo:language="en" fo:country="IN" fo:font-weight="normal" officeooo:rsid="001c49f7" officeooo:paragraph-rsid="001c49f7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.247cm" loext:contextual-spacing="false"/>
      <style:text-properties fo:color="#232629" style:font-name="Liberation Serif" fo:font-size="12pt" style:font-size-asian="12pt" style:font-size-complex="12pt"/>
    </style:style>
    <style:style style:name="P10" style:family="paragraph" style:parent-style-name="Text_20_body">
      <style:paragraph-properties fo:margin-top="0cm" fo:margin-bottom="0.247cm" loext:contextual-spacing="false"/>
      <style:text-properties fo:color="#232629" style:font-name="Liberation Serif" fo:font-size="12pt" fo:language="en" fo:country="IN" fo:font-weight="bold" style:font-size-asian="12pt" style:font-size-complex="12pt"/>
    </style:style>
    <style:style style:name="T1" style:family="text">
      <style:text-properties officeooo:rsid="001c49f7"/>
    </style:style>
    <style:style style:name="T2" style:family="text">
      <style:text-properties fo:language="en" fo:country="IN" fo:font-weight="bold" officeooo:rsid="001c49f7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officeooo:rsid="001c49f7" style:font-weight-asian="bold" style:font-weight-complex="bold"/>
    </style:style>
    <style:style style:name="T5" style:family="text">
      <style:text-properties style:font-name="Liberation Serif" style:font-weight-asian="bold" style:font-weight-complex="bold"/>
    </style:style>
    <style:style style:name="T6" style:family="text">
      <style:text-properties style:font-name="Liberation Serif" fo:font-size="12pt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Internals</text:p>
      <text:p text:style-name="P1">Assignment <text:span text:style-name="T1">4</text:span></text:p>
      <text:p text:style-name="P1">By: Pavan Hegde</text:p>
      <text:p text:style-name="P1"/>
      <text:p text:style-name="P2">Program 1</text:p>
      <text:p text:style-name="P6"><text:span text:style-name="T4">Write a pthread application where main task terminated but pending pthreads task still execute. </text:span></text:p>
      <text:p text:style-name="P7"><text:span text:style-name="T3">Code:</text:span></text:p>
      <text:p text:style-name="P8">#include&lt;stdio.h&gt;</text:p>
      <text:p text:style-name="P8">#include&lt;stdlib.h&gt;</text:p>
      <text:p text:style-name="P8">#include&lt;pthread.h&gt;</text:p>
      <text:p text:style-name="P8">#include&lt;unistd.h&gt;</text:p>
      <text:p text:style-name="P8">#include&lt;string.h&gt;</text:p>
      <text:p text:style-name="P8"/>
      <text:p text:style-name="P8">static void *threadfunc(void *arg)</text:p>
      <text:p text:style-name="P8">{</text:p>
      <text:p text:style-name="P8"><text:tab/>printf("Thread Executing after main() is terminated\n");</text:p>
      <text:p text:style-name="P8"><text:tab/>char *s=(char *)arg;</text:p>
      <text:p text:style-name="P8"><text:tab/>printf("%s\n",s);</text:p>
      <text:p text:style-name="P8"><text:tab/>sleep(5);</text:p>
      <text:p text:style-name="P8"><text:tab/>printf("Thread Executed after main() is terminated\n");</text:p>
      <text:p text:style-name="P8"><text:tab/>return (void *)strlen(s);</text:p>
      <text:p text:style-name="P8"><text:tab/>//return 0;</text:p>
      <text:p text:style-name="P8">}</text:p>
      <text:p text:style-name="P8"/>
      <text:p text:style-name="P8">int main(int argc,char *argv[])</text:p>
      <text:p text:style-name="P8">{</text:p>
      <text:p text:style-name="P8"><text:tab/>pthread_t t1;</text:p>
      <text:p text:style-name="P8"><text:tab/>void *res;</text:p>
      <text:p text:style-name="P8"><text:tab/>int s;</text:p>
      <text:p text:style-name="P8"><text:tab/>s=pthread_create(&amp;t1,NULL,threadfunc,"Hello World");</text:p>
      <text:p text:style-name="P8"><text:tab/>printf("Executing main() Function\n");</text:p>
      <text:p text:style-name="P8"><text:tab/>sleep(3);</text:p>
      <text:p text:style-name="P8"><text:tab/>//pthread_join(t1,&amp;res);</text:p>
      <text:p text:style-name="P8"><text:soft-page-break/><text:tab/>pthread_exit(NULL);</text:p>
      <text:p text:style-name="P8"><text:tab/>//printf("Thread Executed after main() is terminated");</text:p>
      <text:p text:style-name="P8"><text:tab/>exit(0);</text:p>
      <text:p text:style-name="P8"><text:tab/>return 0;</text:p>
      <text:p text:style-name="P8">}</text:p>
      <text:p text:style-name="P7"><text:span text:style-name="T3">Output:</text:span></text:p>
      <text:p text:style-name="P8">pavan@pavan-VirtualBox:~/Training/Linux_internals_tools/Assignment_4_Multithreading$ gedit prog1.c</text:p>
      <text:p text:style-name="P8">pavan@pavan-VirtualBox:~/Training/Linux_internals_tools/Assignment_4_Multithreading$ gcc -o prog1 prog1.c -lpthread</text:p>
      <text:p text:style-name="P8">pavan@pavan-VirtualBox:~/Training/Linux_internals_tools/Assignment_4_Multithreading$ ./prog1 </text:p>
      <text:p text:style-name="P8">Executing main() Function</text:p>
      <text:p text:style-name="P8">Thread Executing after main() is terminated</text:p>
      <text:p text:style-name="P8">Hello World</text:p>
      <text:p text:style-name="P8">Thread Executed after main() is terminated</text:p>
      <text:p text:style-name="P5">Program 2</text:p>
      <text:p text:style-name="P5">Write a program where a structure of information passed to pthread task function, and display structure of information.</text:p>
      <text:p text:style-name="P7"><text:span text:style-name="T3">Code:</text:span></text:p>
      <text:p text:style-name="P8">#include&lt;stdio.h&gt;</text:p>
      <text:p text:style-name="P8">#include&lt;pthread.h&gt;</text:p>
      <text:p text:style-name="P8">#include&lt;stdlib.h&gt;</text:p>
      <text:p text:style-name="P8">#include&lt;string.h&gt;</text:p>
      <text:p text:style-name="P8">struct my_thread</text:p>
      <text:p text:style-name="P8">{</text:p>
      <text:p text:style-name="P8"><text:tab/>int thread_id;</text:p>
      <text:p text:style-name="P8"><text:tab/>char msg[50];</text:p>
      <text:p text:style-name="P8">};</text:p>
      <text:p text:style-name="P8">void *printmsg(void *threadobj)</text:p>
      <text:p text:style-name="P8">{</text:p>
      <text:p text:style-name="P8"><text:tab/>pthread_t thread_ID;</text:p>
      <text:p text:style-name="P8"><text:tab/>struct my_thread *t1;</text:p>
      <text:p text:style-name="P8"><text:soft-page-break/><text:tab/>t1=(struct my_thread*) threadobj;</text:p>
      <text:p text:style-name="P8"><text:tab/>thread_ID = pthread_self();</text:p>
      <text:p text:style-name="P8"><text:tab/>printf("\n thread ID : %u",thread_ID);</text:p>
      <text:p text:style-name="P8"><text:tab/>printf("\nThis is Thread no.-%d &amp; Showing Thread message : %s \n",t1-&gt;thread_id,t1-&gt;msg);</text:p>
      <text:p text:style-name="P8">}</text:p>
      <text:p text:style-name="P8">int main()</text:p>
      <text:p text:style-name="P8">{</text:p>
      <text:p text:style-name="P8"><text:tab/>pthread_t thread2,thread3,thread4,thread_ID;</text:p>
      <text:p text:style-name="P8"><text:tab/>//int rc;</text:p>
      <text:p text:style-name="P8"><text:tab/>struct my_thread t2,t3,t4;</text:p>
      <text:p text:style-name="P8"><text:tab/>t4.thread_id=4;</text:p>
      <text:p text:style-name="P8"><text:tab/>strcpy(t4.msg,"....Fourth thread....\n");</text:p>
      <text:p text:style-name="P8"><text:tab/>t2.thread_id=2;</text:p>
      <text:p text:style-name="P8"><text:s text:c="8"/>strcpy(t2.msg,".....Second thread....\n");</text:p>
      <text:p text:style-name="P8"><text:tab/>t3.thread_id=3;</text:p>
      <text:p text:style-name="P8"><text:s text:c="8"/>strcpy(t3.msg,"....Third thread....\n");</text:p>
      <text:p text:style-name="P8"><text:tab/>thread_ID=pthread_self();</text:p>
      <text:p text:style-name="P8"><text:tab/>printf("\n Main thread (First Thread) ID : %u\n",thread_ID);</text:p>
      <text:p text:style-name="P8"><text:tab/>pthread_create(&amp;thread4,NULL,printmsg,(void *)&amp;t4);</text:p>
      <text:p text:style-name="P8"><text:tab/>pthread_create(&amp;thread2,NULL,printmsg,(void *)&amp;t2);</text:p>
      <text:p text:style-name="P8"><text:tab/>pthread_create(&amp;thread3,NULL,printmsg,(void *)&amp;t3);</text:p>
      <text:p text:style-name="P8"><text:tab/>//printf("\n EXIT THREAD\n");</text:p>
      <text:p text:style-name="P8"><text:tab/>printf("\n");</text:p>
      <text:p text:style-name="P8"><text:tab/>pthread_exit(NULL);</text:p>
      <text:p text:style-name="P8">}</text:p>
      <text:p text:style-name="P7"><text:span text:style-name="T3">Output:</text:span></text:p>
      <text:p text:style-name="P8">pavan@pavan-VirtualBox:~/Training/Linux_internals_tools/Assignment_4_Multithreading$ gedit prog2.c</text:p>
      <text:p text:style-name="P8">pavan@pavan-VirtualBox:~/Training/Linux_internals_tools/Assignment_4_Multithreading$ gcc -o prog2 prog2.c -lpthread</text:p>
      <text:p text:style-name="P8">pavan@pavan-VirtualBox:~/Training/Linux_internals_tools/Assignment_4_Multithreading$ ./prog2</text:p>
      <text:p text:style-name="P8"><text:soft-page-break/></text:p>
      <text:p text:style-name="P8"><text:s/>Main thread (First Thread) ID : 1035106112</text:p>
      <text:p text:style-name="P8"/>
      <text:p text:style-name="P8"/>
      <text:p text:style-name="P8"><text:s/>thread ID : 1018316544</text:p>
      <text:p text:style-name="P8">This is Thread no.-3 &amp; Showing Thread message : ....Third thread....</text:p>
      <text:p text:style-name="P8"><text:s/></text:p>
      <text:p text:style-name="P8"/>
      <text:p text:style-name="P8"><text:s/>thread ID : 1026709248</text:p>
      <text:p text:style-name="P8">This is Thread no.-2 &amp; Showing Thread message : .....Second thread....</text:p>
      <text:p text:style-name="P8"><text:s/></text:p>
      <text:p text:style-name="P8"/>
      <text:p text:style-name="P8"><text:s/>thread ID : 1035101952</text:p>
      <text:p text:style-name="P8">This is Thread no.-4 &amp; Showing Thread message : ....Fourth thread....</text:p>
      <text:p text:style-name="P8"><text:s/></text:p>
      <text:p text:style-name="P7"><text:span text:style-name="T3">Program 3</text:span></text:p>
      <text:p text:style-name="P4"><text:span text:style-name="T6">Write a pthread program that implements simple initialization code.</text:span><text:span text:style-name="T3"> </text:span></text:p>
      <text:p text:style-name="P7"><text:span text:style-name="T3">Code:</text:span></text:p>
      <text:p text:style-name="P8">#include&lt;stdio.h&gt;</text:p>
      <text:p text:style-name="P8">#include&lt;stdlib.h&gt;</text:p>
      <text:p text:style-name="P8">#include&lt;pthread.h&gt;</text:p>
      <text:p text:style-name="P8">#include&lt;unistd.h&gt;</text:p>
      <text:p text:style-name="P8">#include&lt;string.h&gt;</text:p>
      <text:p text:style-name="P8"/>
      <text:p text:style-name="P8">pthread_once_t once= PTHREAD_ONCE_INIT;</text:p>
      <text:p text:style-name="P8"/>
      <text:p text:style-name="P8">void *myinit()</text:p>
      <text:p text:style-name="P8">{</text:p>
      <text:p text:style-name="P8"><text:tab/>printf("\n Init function\n");</text:p>
      <text:p text:style-name="P8"><text:tab/>printf("\n Init function will run only once because of pthread_once \n");</text:p>
      <text:p text:style-name="P8">}</text:p>
      <text:p text:style-name="P8"/>
      <text:p text:style-name="P8"><text:soft-page-break/>void *mythread(void *i)</text:p>
      <text:p text:style-name="P8">{</text:p>
      <text:p text:style-name="P8"><text:tab/>printf("\n Geting in to thread : %d\n",(int *)i);</text:p>
      <text:p text:style-name="P8"><text:tab/>pthread_once(&amp;once,(void *)myinit);</text:p>
      <text:p text:style-name="P8"><text:tab/>sleep(2);</text:p>
      <text:p text:style-name="P8"><text:tab/>printf("\n Exiting from thread: %d\n",(int *)i);</text:p>
      <text:p text:style-name="P8">}</text:p>
      <text:p text:style-name="P8">int main()</text:p>
      <text:p text:style-name="P8">{</text:p>
      <text:p text:style-name="P8"><text:tab/>pthread_t thread,thread1,thread2;</text:p>
      <text:p text:style-name="P8"><text:tab/>pthread_create(&amp;thread,NULL,mythread,(void *)1);</text:p>
      <text:p text:style-name="P8"><text:tab/>sleep(2);</text:p>
      <text:p text:style-name="P8"><text:tab/>pthread_create(&amp;thread1,NULL,mythread,(void *)2);</text:p>
      <text:p text:style-name="P8"><text:tab/>sleep(2);</text:p>
      <text:p text:style-name="P8"><text:tab/>pthread_create(&amp;thread2,NULL,mythread,(void *)3);</text:p>
      <text:p text:style-name="P8"><text:tab/>printf("\n Exiting for Main Thread\n");</text:p>
      <text:p text:style-name="P8"><text:tab/>pthread_exit(NULL);</text:p>
      <text:p text:style-name="P8"><text:tab/>return 0;</text:p>
      <text:p text:style-name="P8">}</text:p>
      <text:p text:style-name="P7"><text:span text:style-name="T3">Output:</text:span></text:p>
      <text:p text:style-name="P8">pavan@pavan-VirtualBox:~/Training/Linux_internals_tools/Assignment_4_Multithreading$ gedit prog3.c</text:p>
      <text:p text:style-name="P8">pavan@pavan-VirtualBox:~/Training/Linux_internals_tools/Assignment_4_Multithreading$ gcc -o prog3 prog3.c -lpthread</text:p>
      <text:p text:style-name="P8">pavan@pavan-VirtualBox:~/Training/Linux_internals_tools/Assignment_4_Multithreading$ ./prog3</text:p>
      <text:p text:style-name="P8"/>
      <text:p text:style-name="P8"><text:s/>Geting in to thread : 1</text:p>
      <text:p text:style-name="P8"/>
      <text:p text:style-name="P8"><text:s/>Init function</text:p>
      <text:p text:style-name="P8"/>
      <text:p text:style-name="P8"><text:s/>Init function will run only once because of pthread_once </text:p>
      <text:p text:style-name="P8"/>
      <text:p text:style-name="P8"><text:soft-page-break/><text:s/>Geting in to thread : 2</text:p>
      <text:p text:style-name="P8"/>
      <text:p text:style-name="P8"><text:s/>Exiting from thread: 1</text:p>
      <text:p text:style-name="P8"/>
      <text:p text:style-name="P8"><text:s/>Exiting for Main Thread</text:p>
      <text:p text:style-name="P8"/>
      <text:p text:style-name="P8"><text:s/>Exiting from thread: 2</text:p>
      <text:p text:style-name="P8"/>
      <text:p text:style-name="P8"><text:s/>Geting in to thread : 3</text:p>
      <text:p text:style-name="P8"/>
      <text:p text:style-name="P8"><text:s/>Exiting from thread: 3</text:p>
      <text:p text:style-name="P7"><text:span text:style-name="T3">Program 4</text:span></text:p>
      <text:p text:style-name="P7"><text:span text:style-name="T3">write a program, which get and set pthread scheduling policy and priority.</text:span></text:p>
      <text:p text:style-name="P7"><text:span text:style-name="T3">Code:</text:span></text:p>
      <text:p text:style-name="P8">#include&lt;stdio.h&gt;</text:p>
      <text:p text:style-name="P8">#include&lt;stdlib.h&gt;</text:p>
      <text:p text:style-name="P8">#include&lt;pthread.h&gt;</text:p>
      <text:p text:style-name="P8">#include&lt;unistd.h&gt;</text:p>
      <text:p text:style-name="P8">#include&lt;string.h&gt;</text:p>
      <text:p text:style-name="P8"/>
      <text:p text:style-name="P8">int main()</text:p>
      <text:p text:style-name="P8">{</text:p>
      <text:p text:style-name="P8"><text:tab/>pthread_t tid;</text:p>
      <text:p text:style-name="P8"><text:tab/>struct sched_param param;</text:p>
      <text:p text:style-name="P8"><text:tab/>int priority,policy,result;</text:p>
      <text:p text:style-name="P8"><text:tab/></text:p>
      <text:p text:style-name="P8"><text:tab/>//scheduling parameters of target thread</text:p>
      <text:p text:style-name="P8"><text:tab/>result=pthread_getschedparam(pthread_self(),&amp;policy,&amp;param);</text:p>
      <text:p text:style-name="P8"><text:tab/>printf("Getting policy &amp; priority before setting it\n\n");</text:p>
      <text:p text:style-name="P8"><text:tab/>if(result!=0)</text:p>
      <text:p text:style-name="P8"><text:tab/><text:tab/>perror("error in getschedparam");</text:p>
      <text:p text:style-name="P8"><text:soft-page-break/><text:tab/>printf("\n-----------------Main thread--------------\n policy : %d \t priority : %d\n",policy,param.sched_priority);</text:p>
      <text:p text:style-name="P8"><text:tab/>printf("Setting policy &amp; priority \n\n");</text:p>
      <text:p text:style-name="P8"><text:tab/>policy=SCHED_FIFO;</text:p>
      <text:p text:style-name="P8"><text:tab/>param.sched_priority=15;</text:p>
      <text:p text:style-name="P8"><text:tab/>result=pthread_setschedparam(pthread_self(),policy,&amp;param);</text:p>
      <text:p text:style-name="P8"><text:tab/>if(result!=0)</text:p>
      <text:p text:style-name="P8"><text:tab/><text:tab/>perror("error in setschedparam");</text:p>
      <text:p text:style-name="P8"><text:tab/></text:p>
      <text:p text:style-name="P8"><text:tab/></text:p>
      <text:p text:style-name="P8"><text:tab/>printf("Getting policy &amp; priority after setting it\n\n");</text:p>
      <text:p text:style-name="P8"><text:tab/>result=pthread_getschedparam(pthread_self(),&amp;policy,&amp;param);</text:p>
      <text:p text:style-name="P8"><text:tab/>if(result!=0)</text:p>
      <text:p text:style-name="P8"><text:tab/><text:tab/>perror("error in getschedparam");</text:p>
      <text:p text:style-name="P8"><text:tab/>printf("\n-----------------Main thread--------------\n policy : %d \t priority : %d\n",policy,param.sched_priority);</text:p>
      <text:p text:style-name="P8"><text:tab/></text:p>
      <text:p text:style-name="P8"><text:tab/>return 0;</text:p>
      <text:p text:style-name="P8">}</text:p>
      <text:p text:style-name="P8"/>
      <text:p text:style-name="P7"><text:span text:style-name="T3">Output:</text:span></text:p>
      <text:p text:style-name="P8">pavan@pavan-VirtualBox:~/Training/Linux_internals_tools/Assignment_4_Multithreading$ gedit prog4.c</text:p>
      <text:p text:style-name="P8">pavan@pavan-VirtualBox:~/Training/Linux_internals_tools/Assignment_4_Multithreading$ gcc -o prog4 prog4.c -lpthread</text:p>
      <text:p text:style-name="P8">pavan@pavan-VirtualBox:~/Training/Linux_internals_tools/Assignment_4_Multithreading$ sudo ./prog4</text:p>
      <text:p text:style-name="P8">Getting policy &amp; priority before setting it</text:p>
      <text:p text:style-name="P8"/>
      <text:p text:style-name="P8"/>
      <text:p text:style-name="P8">-----------------Main thread--------------</text:p>
      <text:p text:style-name="P8"><text:s/>policy : 0 <text:tab/> priority : 0</text:p>
      <text:p text:style-name="P8">Setting policy &amp; priority </text:p>
      <text:p text:style-name="P8"><text:soft-page-break/></text:p>
      <text:p text:style-name="P8">Getting policy &amp; priority after setting it</text:p>
      <text:p text:style-name="P8"/>
      <text:p text:style-name="P8"/>
      <text:p text:style-name="P8">-----------------Main thread--------------</text:p>
      <text:p text:style-name="P8"><text:s/>policy : 1 <text:tab/> priority : 15</text:p>
      <text:p text:style-name="P7"><text:span text:style-name="T3">Program 5</text:span></text:p>
      <text:p text:style-name="P7"><text:span text:style-name="T3">Write a program that implements threads synchronization using pthread spinlock techniques.</text:span></text:p>
      <text:p text:style-name="P7"><text:span text:style-name="T3">Code:</text:span></text:p>
      <text:p text:style-name="P8">#include&lt;stdio.h&gt;</text:p>
      <text:p text:style-name="P8">#include&lt;stdlib.h&gt;</text:p>
      <text:p text:style-name="P8">#include&lt;pthread.h&gt;</text:p>
      <text:p text:style-name="P8">#include&lt;unistd.h&gt;</text:p>
      <text:p text:style-name="P8">#include&lt;string.h&gt;</text:p>
      <text:p text:style-name="P8">#include&lt;errno.h&gt;</text:p>
      <text:p text:style-name="P8">#include&lt;bits/types.h&gt;</text:p>
      <text:p text:style-name="P8">#include&lt;sys/types.h&gt;</text:p>
      <text:p text:style-name="P8">pthread_spinlock_t spinlock;</text:p>
      <text:p text:style-name="P8">volatile int lock;</text:p>
      <text:p text:style-name="P8"/>
      <text:p text:style-name="P8">void *spinlockthread(void *i)</text:p>
      <text:p text:style-name="P8">{</text:p>
      <text:p text:style-name="P8"><text:tab/>int p=0;</text:p>
      <text:p text:style-name="P8"><text:tab/>int count=0;</text:p>
      <text:p text:style-name="P8"><text:tab/>printf("Entered in thread %d, implementing spin-lock \n",(int *)i);</text:p>
      <text:p text:style-name="P8"><text:tab/>p=pthread_spin_lock(&amp;lock);</text:p>
      <text:p text:style-name="P8"><text:tab/>printf("Thread %d unlocked the spin-lock\n",(int *)i);</text:p>
      <text:p text:style-name="P8"><text:tab/>return NULL;</text:p>
      <text:p text:style-name="P8">}</text:p>
      <text:p text:style-name="P8"/>
      <text:p text:style-name="P8">int main()</text:p>
      <text:p text:style-name="P8">{</text:p>
      <text:p text:style-name="P8"><text:soft-page-break/><text:tab/>int p=0;</text:p>
      <text:p text:style-name="P8"><text:tab/>pthread_t thread1,thread2;</text:p>
      <text:p text:style-name="P8"><text:tab/>if(pthread_spin_init(&amp;lock,PTHREAD_PROCESS_PRIVATE)!=0)</text:p>
      <text:p text:style-name="P8"><text:tab/><text:tab/>perror("init");</text:p>
      <text:p text:style-name="P8"><text:tab/>printf("main, implement spin-lock to thread\n");</text:p>
      <text:p text:style-name="P8"><text:tab/>p=pthread_spin_lock(&amp;lock);</text:p>
      <text:p text:style-name="P8"><text:tab/></text:p>
      <text:p text:style-name="P8"><text:tab/>printf("Main, implementing the spin-lock thread\n");</text:p>
      <text:p text:style-name="P8"><text:tab/></text:p>
      <text:p text:style-name="P8"><text:tab/>p=pthread_create(&amp;thread1,NULL,spinlockthread,(int*)1);</text:p>
      <text:p text:style-name="P8"><text:tab/></text:p>
      <text:p text:style-name="P8"><text:tab/>//printf("Main, wait a bit the spin lock\n");</text:p>
      <text:p text:style-name="P8"><text:tab/>sleep(5);</text:p>
      <text:p text:style-name="P8"><text:tab/>p=pthread_spin_unlock(&amp;lock);</text:p>
      <text:p text:style-name="P8"><text:tab/></text:p>
      <text:p text:style-name="P8"><text:tab/>if(p==0)</text:p>
      <text:p text:style-name="P8"><text:tab/><text:tab/>printf("\n Main thread successfully unlocked\n");</text:p>
      <text:p text:style-name="P8"><text:tab/>else</text:p>
      <text:p text:style-name="P8"><text:tab/><text:tab/>printf("\n Main thread unsuccessfully unlocked\n");</text:p>
      <text:p text:style-name="P8"><text:tab/></text:p>
      <text:p text:style-name="P8"><text:tab/>printf("I am in Main, waiting for the thread to end\n");</text:p>
      <text:p text:style-name="P8"><text:tab/>p=pthread_join(thread1,NULL);</text:p>
      <text:p text:style-name="P8"><text:tab/>p=pthread_spin_destroy(&amp;lock);</text:p>
      <text:p text:style-name="P8"><text:tab/>return 0;</text:p>
      <text:p text:style-name="P8">}</text:p>
      <text:p text:style-name="P7"><text:span text:style-name="T3">Output:</text:span></text:p>
      <text:p text:style-name="P3">pavan@pavan-VirtualBox:~/Training/Linux_internals_tools/Assignment_4_Multithreading$ gedit prog5.c</text:p>
      <text:p text:style-name="P3">pavan@pavan-VirtualBox:~/Training/Linux_internals_tools/Assignment_4_Multithreading$ gcc -o prog5 prog5.c -lpthread</text:p>
      <text:p text:style-name="P3">pavan@pavan-VirtualBox:~/Training/Linux_internals_tools/Assignment_4_Multithreading$ ./prog5</text:p>
      <text:p text:style-name="P3">main, implement spin-lock to thread</text:p>
      <text:p text:style-name="P3">Main, implementing the spin-lock thread</text:p>
      <text:p text:style-name="P3">Entered in thread 1, implementing spin-lock </text:p>
      <text:p text:style-name="P3"><text:soft-page-break/></text:p>
      <text:p text:style-name="P3"><text:s/>Main thread successfully unlocked</text:p>
      <text:p text:style-name="P3">I am in Main, waiting for the thread to end</text:p>
      <text:p text:style-name="P3">Thread 1 unlocked the spin-lo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4:29:15.091868313</meta:creation-date>
    <dc:date>2022-03-28T15:32:25.128076400</dc:date>
    <meta:editing-duration>PT52M5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0" meta:paragraph-count="250" meta:word-count="725" meta:character-count="7621" meta:non-whitespace-character-count="6978"/>
  </office:meta>
</office:document-meta>
</file>